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Attributes.setAttribute( QName name , String type , XML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Attributes.setType( int index ,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Attributes.getEntityName( int attrIndex , int entity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Attributes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Attributes.getEntityOffset( int attrIndex , int entity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Attributes.removeAttribute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Attributes.getEntityLength( int attrIndex , int entity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Attributes.getEntityCount( int attr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Attributes.XML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Attributes.setNamespaces( boolean namesp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Attributes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Attributes.getValue( int index , XML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Attributes.getTyp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Attributes.getName( int index ,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Attributes.setValue( int index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Attributes.addAttributeEntity( int index , String name , int offse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Attributes.setName( int index ,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MLAttributes.setValue( int index , XML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